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737e5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183878"/>
    </style:style>
    <style:style style:name="T17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719794722416" text:id="ct14071979472241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719794910224" text:id="ct14071979491022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719647814192" text:id="ct14071964781419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719794910432" text:id="ct14071979491043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719720530832" text:id="ct14071972053083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719697476208" text:id="ct14071969747620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719794722416"/><text:change-start text:change-id="ct140719794910224"/>Adopt<text:change-end text:change-id="ct140719794910224"/>ed<text:change-start text:change-id="ct140719647814192"/> as a <text:change-end text:change-id="ct140719647814192"/>NMRA <text:change-start text:change-id="ct140719794910432"/>Standard<text:change-end text:change-id="ct140719794910432"/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40719720530832"/><text:change-start text:change-id="ct140719697476208"/>Version History<text:change-end text:change-id="ct14071969747620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16">submitted for public comment</text:span>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737e5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09:34:01.044236929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CAN Frame Transf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S-</text:span><text:span text:style-name="MT11">9.7.2.1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7</meta:editing-cycles>
    <meta:editing-duration>PT18H58M23S</meta:editing-duration>
    <meta:generator>LibreOffice/4.4.0.3$MacOSX_X86_64 LibreOffice_project/de093506bcdc5fafd9023ee680b8c60e3e0645d7</meta:generator>
    <dc:date>2016-02-08T09:34:00.952280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80" meta:character-count="480" meta:non-whitespace-character-count="407"/>
  </office:meta>
</office:document-meta>
</file>